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15%" fo:break-before="auto" fo:break-after="auto" style:writing-mode="lr-tb"/>
    </style:style>
    <style:style style:name="P2" style:family="paragraph" style:parent-style-name="Standard">
      <style:paragraph-properties fo:margin-top="0cm" fo:margin-bottom="0cm" loext:contextual-spacing="false" fo:line-height="115%" fo:text-align="center" style:justify-single-word="false" fo:break-before="auto" fo:break-after="auto" style:writing-mode="lr-tb"/>
    </style:style>
    <style:style style:name="P3" style:family="paragraph" style:parent-style-name="Standard" style:master-page-name="Standard">
      <style:paragraph-properties fo:margin-top="0cm" fo:margin-bottom="0cm" loext:contextual-spacing="false" fo:line-height="115%" fo:text-align="center" style:justify-single-word="false" style:page-number="auto" fo:break-before="auto" fo:break-after="auto" style:writing-mode="lr-tb"/>
    </style:style>
    <style:style style:name="T1" style:family="text">
      <style:text-properties style:font-name="Times New Roman" style:font-name-asian="Times New Roman" style:font-name-complex="Times New Roman"/>
    </style:style>
    <style:style style:name="T2" style:family="text">
      <style:text-properties fo:color="#0000ff"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orld War Z: An Oral History of the Zombie War</text:p>
      <text:p text:style-name="P2">Autor: Max Brooks</text:p>
      <text:p text:style-name="P2"/>
      <text:p text:style-name="P1">Książka o zombie? To już filmów za mało o tym badziewiu? Na szczęście tym razem mój pesymizm okazał się nieuzasadniony.</text:p>
      <text:p text:style-name="P1"/>
      <text:p text:style-name="P1">Temat żywych trupów jest jednym z najbardziej przewałkowanych w historii kina i telewizji. Lepiej od nich mają się chyba tylko superbohaterowie. Czy to jednak znaczy, że nie można stworzyć w nim czegoś nowego? Absolutnie nie, czego przykładem jest recenzowana tu książka.</text:p>
      <text:p text:style-name="P1"/>
      <text:p text:style-name="P1">Przyznaję, iż jako pierwszy widziałem film – i bardzo mi się spodobał. Dopiero po jakimś czasie dowiedziałem się, iż został on oparty na napisanej wcześniej powieści. Zapewne na tym by się skończyło, gdyby nie fakt, iż rzeczony tytuł wpadł mi w oko podczas wizyty w bibliotece publicznej. Niewiele myśląc, wypożyczyłem go i po powrocie do domu przystąpiłem do lektury.</text:p>
      <text:p text:style-name="P1"/>
      <text:p text:style-name="P1">Od czego by tu zacząć? Z całą pewnością od nieco nietypowej formy – po wstępie mamy tu do czynienia z serią wywiadów, które autor przeprowadza z uczestnikami tytułowej wojny. Wszystko uszeregowane jest chronologicznie – poszczególne rozdziały przybliżają nam, jak doszło do apokalipsy, która nieomal zmiotła rodzaj ludzki z powierzchni ziemi. Zaczynamy od ostrzeżeń, które dostawał świat, mamy przerzucanie się oskarżeniami, by w końcu dojść do wielkiej paniki, a z niej wprost do samej wojny.</text:p>
      <text:p text:style-name="P1"/>
      <text:p text:style-name="P1">Na uwagę zasługuje fakt, iż akcja nie dzieje się tylko w Ameryce – razem z autorem podróżujemy po świecie, docierając nawet do tak odległych miejsc jak stacja Wostok na Antarktydzie. Opowieści snują ocaleni ze wszystkich kontynentów, a nawet z orbitalnej stacji kosmicznej. Innymi słowy – co chwila przeskakujemy z jednego miejsca do drugiego, by poznać kolejną fascynującą historię.</text:p>
      <text:p text:style-name="P1"/>
      <text:p text:style-name="P1">Co jednak sprawia, że ta książka jest tak wyjątkowa? Wydaje mi się, iż chodzi tu o fakt, że historie opowiadane są przez tak różne osoby. Widzimy w nich gniew, radość, zrezygnowanie, nawet desperację, ale wszystko to jest… realne. Ludzkie. Można łatwo stwierdzić, iż w części tych bojowników zobaczymy odbicia nas samych. Nie ma tutaj wielkich superherosów, którzy niszczą zagrożenie, wcale się nie męcząc. Wręcz przeciwnie – walczą zwyczajni ludzie. Ludzie, którzy popełniają wiele błędów, bywają zmuszani do podejmowania rozpaczliwych i nieraz okrutnych decyzji, by uratować chociaż część ludzkości przed zakażeniem. I robią to, jak bolesne nie okazałyby się skutki ich decyzji.</text:p>
      <text:p text:style-name="P1"/>
      <text:p text:style-name="P1">Muszę powiedzieć, iż sam byłem nieco zdumiony tym, jak sprawnie autor wymyślał potencjalne rozwiązania całej masy problemów wiążących się z apokalipsą zombi. Zaraza błyskawicznie rozprzestrzenia się w sposób niekontrolowany? Wykorzystajmy naturalne granice terenowe, żeby dać odpór nadciągającym żywym trupom. Nie da się ewakuować wszystkich bez ryzyka wpuszczenia do bezpiecznych stref zarażonych wirusem lub istnieje ryzyko, że zombi przedrą się przez blokadę przed zablokowaniem przejść? Bezwzględnie poświęcamy część ludzi – tak zwana metody „wyższego dobra”. Na terenach zakażonych zostały enklawy, w których, ci którzy dotychczas przeżyli, stawiają opór? Bardzo dobrze! Im więcej zombi przyciągną, tym mniej będzie zagrażać głównej ewakuacji. Może nawet podrzucimy im co jakiś czas trochę zaopatrzenia, jeżeli będzie to w zasięgu naszych możliwości, <text:soft-page-break/>żeby bronili się nawet dłużej. A jeżeli się nie da? Cóż, i tak zostali spisani na straty… Nowoczesna, zaawansowana technologicznie broń jest niemal bezużyteczna w walce z „reanimowanymi”? Nie ma problemu – wracamy do metod klasycznych, czyli prosty karabin i skrzyżowanie saperki z toporem bojowym. A czołgi? A lotnictwo? A artyleria? A na co komu, skoro prostszymi i zdecydowanie <text:span text:style-name="T1">tańszymi w produkcji narzędziami da się utłuc o wiele więcej „Zaków”. No i przeszkolony piechur, w przeciwieństwie do tego pancernego barachła, nie potrzebuje bardzo trudno dostępnego paliwa. Do bezpiecznych stref dostała się masa specjalistów, których umiejętności nijak się mają do potrzeb? Należy więc wszelkich darmozjadów przekwalifikować. Jak to ujął sam autor – białe kołnierzyki muszą się pobrudzić, niech więc pan prezes/kierownik kreatywny/prawnik korporacyjny łaskawie złapie się za tę przetykaczkę i rozwiąże problem zatkanej toalety. W tym podejściu jest pewien niezaprzeczalny urok, czyż nie? Występuje problem z więźniami, ponieważ nie można marnować mocy przerobowych na ich utrzymanie? Cóż, trzeba znowelizować kodeks karny… i takich rzeczy jest więcej. Dużo więcej. No ale trudno spodziewać się czegoś innego po autorze, którego wcześniejsza książka „The Zombie Survival Guide” była, jak sama nazwa wskazuje, praktycznym poradnikiem przetrwania w razie ataku żywych trupów.</text:span></text:p>
      <text:p text:style-name="P1"/>
      <text:p text:style-name="P1">Z czystym sumieniem polecam tę pozycję niemal każdemu. Dlaczego niemal? Cóż, mam wrażenie, iż powinny sięgać po nią osoby nieco starsze – nie z powodu okrutnych opisów, których nie ma tak dużo, ale raczej dlatego, by w pełni pojąć przekaz książki. Jak dla mnie jest on jasny – nie jesteśmy wieczni. Nie jesteśmy nieśmiertelni. Czasami tragedia zaczyna się od naprawdę niewielkich rzeczy – tak jak tutaj. Mam wrażenie, iż przekonany o własnej niezniszczalności (co jest podejście naturalnym i zrozumiałym dla tego wieku – każdy to przechodził) może nieco rzeczone przesłanie… zbagatelizować. No ale to tylko moja opinia – jeżeli chcecie, to czytajcie do woli. Bezwzględnie polecam!</text:p>
      <text:p text:style-name="P1"/>
      <text:p text:style-name="P1">Link do obrazka: <text:a xlink:type="simple" xlink:href="http://antonysimpson.com/wp-content/uploads/2014/07/world-war-z-book-cover.jpg" text:style-name="Internet_20_link" text:visited-style-name="Visited_20_Internet_20_Link"><text:span text:style-name="T2">1</text:span></text:a> <text:a xlink:type="simple" xlink:href="https://definitelynotforthebirds.files.wordpress.com/2013/02/worldwarz_200-s6-c101.jpg" text:style-name="Internet_20_link" text:visited-style-name="Visited_20_Internet_20_Link"><text:span text:style-name="T2">2</text:span></text:a></text:p>
      <text:p text:style-name="P1">Link do źródła: <text:s/><text:a xlink:type="simple" xlink:href="http://antonysimpson.com/2014/book-review-world-war-z-an-oral-history-of-the-zombie-war-by-max-brooks/" text:style-name="Internet_20_link" text:visited-style-name="Visited_20_Internet_20_Link"><text:span text:style-name="T2">1</text:span></text:a> <text:a xlink:type="simple" xlink:href="https://definitelynotforthebirds.wordpress.com/2013/02/09/a-review-of-world-war-z-by-max-brooks/" text:style-name="Internet_20_link" text:visited-style-name="Visited_20_Internet_20_Link"><text:span text:style-name="T2">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0T13:59:10.911000000</dc:date>
    <meta:editing-duration>PT1H29M4S</meta:editing-duration>
    <meta:document-statistic meta:table-count="0" meta:image-count="0" meta:object-count="0" meta:page-count="2" meta:paragraph-count="12" meta:word-count="779" meta:character-count="5325" meta:non-whitespace-character-count="4543"/>
  </office:meta>
</office:document-meta>
</file>